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800000"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color="#800000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 style:list-style-name="L15"/>
    <style:style style:name="P19" style:family="paragraph" style:parent-style-name="Standard" style:list-style-name="L16"/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800000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3" style:family="text">
      <style:text-properties fo:color="#0047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 ME - JEU AWALE</text:p>
      <text:p text:style-name="P1"/>
      <text:p text:style-name="Standard">Le jeu que nous avons codé est un "awalé", jeu de réflexion d'origine africaine.</text:p>
      <text:p text:style-name="Standard"/>
      <text:p text:style-name="P2">Fichiers du jeu</text:p>
      <text:p text:style-name="Standard"/>
      <text:p text:style-name="P4"><text:span text:style-name="T1">Les constantes du jeu </text:span></text:p>
      <text:p text:style-name="Standard"/>
      <text:list xml:id="list1107810763" text:style-name="L2">
        <text:list-item>
          <text:p text:style-name="P6"><text:span text:style-name="T3">AwaleConstant.h</text:span></text:p>
        </text:list-item>
      </text:list>
      <text:p text:style-name="Standard">Déclare toutes les constantes du jeu telles que le joueur, la couleur du terminal, ...</text:p>
      <text:p text:style-name="Standard"/>
      <text:p text:style-name="P4"><text:span text:style-name="T1">Les types du jeu </text:span></text:p>
      <text:p text:style-name="Standard"/>
      <text:list xml:id="list356894468" text:continue-numbering="true" text:style-name="L2">
        <text:list-item>
          <text:p text:style-name="P6"><text:span text:style-name="T3">AwaleTypes.h</text:span></text:p>
        </text:list-item>
      </text:list>
      <text:p text:style-name="Standard">Déclare toutes les types du jeu.</text:p>
      <text:p text:style-name="Standard"/>
      <text:p text:style-name="Standard"><text:span text:style-name="T2">Le plateau de jeu </text:span></text:p>
      <text:p text:style-name="Standard"/>
      <text:list xml:id="list132537700" text:continue-numbering="true" text:style-name="L2">
        <text:list-item>
          <text:p text:style-name="P6"><text:span text:style-name="T3">Plateau.h</text:span></text:p>
        </text:list-item>
      </text:list>
      <text:p text:style-name="Standard">Déclare les prototypes des fonctions de "Plateau.c"</text:p>
      <text:p text:style-name="Standard"/>
      <text:list xml:id="list517683615" text:style-name="L4">
        <text:list-item>
          <text:p text:style-name="P7"><text:span text:style-name="T3">Plateau.c</text:span></text:p>
        </text:list-item>
      </text:list>
      <text:p text:style-name="Standard">Définit les fonctions propres au plateau de jeu (et aux graines) telles que affichage du plateau, récupère graines, ...</text:p>
      <text:p text:style-name="Standard"/>
      <text:p text:style-name="P5">Le déroulement du jeu </text:p>
      <text:p text:style-name="Standard"/>
      <text:list xml:id="list279760537" text:style-name="L5">
        <text:list-item>
          <text:p text:style-name="P8"><text:span text:style-name="T3">Awale.h</text:span></text:p>
        </text:list-item>
      </text:list>
      <text:p text:style-name="Standard">Déclare les prototypes des fonctions de "Awale.c"</text:p>
      <text:p text:style-name="Standard"/>
      <text:list xml:id="list1866552865" text:style-name="L6">
        <text:list-item>
          <text:p text:style-name="P9"><text:span text:style-name="T3">Awale.c</text:span></text:p>
        </text:list-item>
      </text:list>
      <text:p text:style-name="Standard">Définit les fonctions propres au déroulement d'une partie telles que demander l'emplacement où prendre les graines, les déplacer, ...</text:p>
      <text:p text:style-name="Standard"/>
      <text:p text:style-name="P5">Une partie de jeu </text:p>
      <text:p text:style-name="Standard"/>
      <text:list xml:id="list1281484364" text:style-name="L7">
        <text:list-item>
          <text:p text:style-name="P10"><text:span text:style-name="T3">AwalePartie.h</text:span></text:p>
        </text:list-item>
      </text:list>
      <text:p text:style-name="Standard">Déclare les prototypes des fonctions de "AwalePartie.c"</text:p>
      <text:p text:style-name="Standard"/>
      <text:list xml:id="list1684651668" text:style-name="L8">
        <text:list-item>
          <text:p text:style-name="P11"><text:span text:style-name="T3">AwalePartie.c</text:span></text:p>
        </text:list-item>
      </text:list>
      <text:p text:style-name="Standard">Définit les fonctions propres à la partie telles que charger une partie, lancer une nouvelle partie, ...</text:p>
      <text:p text:style-name="Standard"/>
      <text:p text:style-name="P5">Emplacement dans le plateau </text:p>
      <text:p text:style-name="Standard"/>
      <text:list xml:id="list579104975" text:style-name="L9">
        <text:list-item>
          <text:p text:style-name="P12"><text:span text:style-name="T3">Emplacement.h</text:span></text:p>
        </text:list-item>
      </text:list>
      <text:p text:style-name="Standard">Déclare les prototypes des fonctions de "Emplacement.c"</text:p>
      <text:p text:style-name="Standard"/>
      <text:list xml:id="list687073946" text:style-name="L10">
        <text:list-item>
          <text:p text:style-name="P13"><text:span text:style-name="T3">Emplacement.c</text:span></text:p>
        </text:list-item>
      </text:list>
      <text:p text:style-name="Standard">Définit les fonctions propres à chaque emplacement telles que emplacement suivant, ou précedent</text:p>
      <text:p text:style-name="Standard"/>
      <text:p text:style-name="P5"/>
      <text:p text:style-name="P5"><text:soft-page-break/>Le "BEAU" et l'utile </text:p>
      <text:p text:style-name="Standard"><text:span text:style-name="T3"/></text:p>
      <text:list xml:id="list2119919314" text:style-name="L11">
        <text:list-item>
          <text:p text:style-name="P14"><text:span text:style-name="T3">IOExtends.h</text:span></text:p>
        </text:list-item>
      </text:list>
      <text:p text:style-name="Standard">Déclare les prototypes des fonctions de "IOExtends.c"</text:p>
      <text:p text:style-name="Standard"><text:span text:style-name="T3"/></text:p>
      <text:list xml:id="list997734075" text:style-name="L12">
        <text:list-item>
          <text:p text:style-name="P15"><text:span text:style-name="T3">IOExtends.c</text:span></text:p>
        </text:list-item>
      </text:list>
      <text:p text:style-name="Standard">Définit les fonctions propres à l'affichage d'un BEAU terminal et également les fonctions propres aux fichiers utilisés pour charger une partie préexistante</text:p>
      <text:p text:style-name="Standard"/>
      <text:p text:style-name="P5">Hall of Fame </text:p>
      <text:p text:style-name="Standard"/>
      <text:list xml:id="list1583913278" text:style-name="L13">
        <text:list-item>
          <text:p text:style-name="P16"><text:span text:style-name="T3">HallOfFame.h </text:span></text:p>
        </text:list-item>
      </text:list>
      <text:p text:style-name="Standard">Déclare les prototypes des fonctions de "HallOfFame.c"</text:p>
      <text:p text:style-name="Standard"/>
      <text:list xml:id="list1847602167" text:style-name="L14">
        <text:list-item>
          <text:p text:style-name="P17"><text:span text:style-name="T3">HallOfFame.c</text:span></text:p>
        </text:list-item>
      </text:list>
      <text:p text:style-name="Standard">Définit les fonctions relatives à notre Hall of Fame : l'afficher, enregistrer un nouveau score, ...</text:p>
      <text:p text:style-name="Standard"/>
      <text:p text:style-name="P5">Un main digne de ce nom </text:p>
      <text:p text:style-name="Standard"/>
      <text:list xml:id="list72071157" text:style-name="L15">
        <text:list-item>
          <text:p text:style-name="P18"><text:span text:style-name="T3">main.h</text:span></text:p>
        </text:list-item>
      </text:list>
      <text:p text:style-name="Standard">Contient toutes les bibliothèques standard et UNIX utilisées.</text:p>
      <text:p text:style-name="Standard"/>
      <text:list xml:id="list816192304" text:style-name="L16">
        <text:list-item>
          <text:p text:style-name="P19"><text:span text:style-name="T3">main.c</text:span></text:p>
        </text:list-item>
      </text:list>
      <text:p text:style-name="Standard">Fonction principale qui regroupe les appels aux fonctions du jeu pour son fonctionnement logiqu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riondebien colline</meta:initial-creator>
    <meta:creation-date>2018-11-07T09:38:00</meta:creation-date>
    <dc:date>2018-11-07T09:54:54</dc:date>
    <dc:creator>thiriondebien colline</dc:creator>
    <meta:editing-duration>PT12M40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2" meta:paragraph-count="44" meta:word-count="269" meta:character-count="1770" meta:non-whitespace-character-count="1538"/>
  </office:meta>
</office:document-meta>
</file>